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9">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80">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81">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2">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2">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2">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2">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2">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3">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4">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4">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4">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4">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6">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4">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4">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7">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8"/>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7">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7">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9">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0">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4">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64">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4">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4">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4">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4">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64">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0">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4">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4">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4">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4">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4">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4">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4">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7"/>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7"/>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4">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0">
            <text:p>Admin cmd format NVM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7"/>
          <table:covered-table-cell/>
          <table:table-cell office:value-type="string" table:style-name="ce68">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4">
            <text:p>Admin cmd set abor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6"/>
          <table:covered-table-cell/>
          <table:table-cell office:value-type="string" table:style-name="ce64">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9"/>
          <table:covered-table-cell/>
          <table:table-cell office:value-type="string" table:style-name="ce64">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4">
            <text:p>Admin cmd set async event reques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7"/>
          <table:covered-table-cell/>
          <table:table-cell office:value-type="string" table:style-name="ce64">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9"/>
          <table:covered-table-cell/>
          <table:table-cell office:value-type="string" table:style-name="ce64">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84">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7"/>
          <table:covered-table-cell/>
          <table:table-cell office:value-type="string" table:style-name="ce5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6">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4">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0">
            <text:p>Admin cmd set firmware activate test cases w/o firm img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6"/>
          <table:covered-table-cell/>
          <table:table-cell office:value-type="string" table:style-name="ce71">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7"/>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9"/>
          <table:covered-table-cell/>
          <table:table-cell office:value-type="string" table:style-name="ce71">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72">
            <text:p>Admin cmd set firmware image download test cases w/o firm act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0">
            <text:p>Admin cmd set firmware activate &amp; firmware image utilizing both cmds for effeciency.</text:p>
          </table:table-cell>
          <table:table-cell office:value-type="string" table:style-name="ce70">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3">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3">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3">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73">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3">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3">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3">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3">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4">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5">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32">
          <table:table-cell table:number-columns-repeated="4"/>
          <table:table-cell table:content-validation-name="val1" table:style-name="ce6"/>
          <table:table-cell table:number-columns-repeated="16379"/>
        </table:table-row>
      </table:table>
      <table:database-ranges>
        <table:database-range table:target-range-address="Test.A20:Test.G27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30T23:58:28Z</dc:date>
    <meta:print-date>2012-02-10T16:57:31Z</meta:print-date>
  </office:meta>
</office:document-meta>
</file>